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text-align="justify"/>
    </style:style>
    <style:style style:name="T18" style:parent-style-name="Značkapozn.podčarou" style:family="text">
      <style:text-properties fo:font-weight="normal" style:font-weight-asian="norm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0/2021<text:bookmark-end text:name="Text14"/></text:p>
            <text:p text:style-name="Normální">KVOP-33606/2021<text:bookmark-end text:name="Text2"/></text:p>
            <text:p text:style-name="Normální"><text:bookmark-start text:name="Text6"/>10. 08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start text:name="Text5"/><text:bookmark-end text:name="Text7"/>Vážená paní<text:bookmark-end text:name="Text5"/></text:p>
            <text:p text:style-name="Normální">Ing. A. V.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P17" text:outline-level="1">Odkaz na zveřejněnou informaci podle § 6 odst. 1 zákona č. 106/1999 Sb., o svobodném přístupu k informacím, ve znění pozdějších předpisů</text:h>
      <text:p text:style-name="Základnítext">Vážená paní inženýrko,</text:p>
      <text:p text:style-name="Základnítext">dne 3. 8. 2021 obdržela Kancelář veřejného ochránce práv Vaši žádost podle zákona č. 106/1999 Sb., o svobodném přístupu k informacím, ve znění pozdějších předpisů, ve které požadujete poskytnutí informace, zda ve věci kauzy Masaryk Centre 1, Praha, vydal veřejný ochránce práv již závěrečné stanovisko a zda je případně veřejně dostupné. Odkazujete se přitom na zveřejněnou tiskovou zprávu o probíhajícím šetření veřejného ochránce práv.</text:p>
      <text:p text:style-name="Základnítext">„Pokud žádost o poskytnutí informace směřuje k poskytnutí zveřejněné informace, může povinný subjekt co nejdříve, nejpozději však do sedmi dnů, místo poskytnutí informace sdělit žadateli údaje umožňující vyhledání a získání zveřejněné informace.“<text:span text:style-name="Značkapozn.podčarou"><text:note text:note-class="footnote" text:id="_ftn0"><text:note-citation>1</text:note-citation><text:note-body><text:p text:style-name="Textpozn.podčarou"><text:s/><text:span text:style-name="T18"><text:tab/></text:span>Ustanovení § 6 odst. 1 zákona o svobodném přístupu k informacím.</text:p></text:note-body></text:note></text:span></text:p>
      <text:p text:style-name="Základnítext">Požadovanou informaci najdete zveřejněnou na internetových stránkách veřejného ochránce práv (<text:a xlink:href="http://www.ochrance.cz" office:target-frame-name="_top" xlink:show="replace"><text:span text:style-name="Hypertextovýodkaz">www.ochrance.cz</text:span></text:a>). Požadovaný dokument je dostupný v Evidenci stanovisek ochrance (ESO) prostřednictvím následujícího hypertextového odkazu:<text:s/><text:a xlink:href="https://eso.ochrance.cz/Nalezene/Edit/9236" office:target-frame-name="_top" xlink:show="replace"><text:span text:style-name="Hypertextovýodkaz">https://eso.ochrance.cz/Nalezene/Edit/9236</text:span></text:a><text:s/>(zpráva o šetření z vlastní iniciativy ve věci Polyfunkčního objektu Masaryk Centre 1 v k.ú. Nové Město, Praha), resp.<text:s/><text:a xlink:href="https://eso.ochrance.cz/Nalezene/Edit/9506" office:target-frame-name="_top" xlink:show="replace"><text:span text:style-name="Hypertextovýodkaz">https://eso.ochrance.cz/Nalezene/Edit/9506</text:span></text:a><text:s/>(písemnost, kterou bylo šetření ukončeno).</text:p>
      <text:p text:style-name="Základnítext">S pozdravem</text:p>
      <text:p text:style-name="Základnítext"/>
      <text:p text:style-name="podpis">JUDr. Pavel Pořízek, Ph.D.,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style style:name="WW_CharLFO11LVL1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3LVL1" style:family="text">
      <style:text-properties style:font-name-complex="Times New Roman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3611in" svg:y="-0.0375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LRJR*</text:span>*KVOPX00BLRJR*</text:p>
        <text:p text:style-name="P12"><text:span text:style-name="T13">KVOPX00BLRJR</text:span>KVOPX00BLRJ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8-19T09:05:00Z</meta:creation-date>
    <dc:date>2021-08-19T09:05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3" meta:word-count="258" meta:character-count="1781" meta:row-count="12" meta:non-whitespace-character-count="1526"/>
  </office:meta>
</office:document-meta>
</file>